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EA000001292840C09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 Narrow" svg:font-family="'Arial Narrow', sans-serif"/>
    <style:font-face style:name="Tahoma1" svg:font-family="Tahoma"/>
    <style:font-face style:name="Source Sans Pro semibold" svg:font-family="'Source Sans Pro semibold'" style:font-family-generic="swiss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Arial Narrow1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2" svg:font-family="'Arial Narrow'" style:font-family-generic="swiss" style:font-pitch="variable"/>
    <style:font-face style:name="Noto Sans HK" svg:font-family="'Noto Sans HK'" style:font-family-generic="swiss" style:font-pitch="variable"/>
    <style:font-face style:name="Noto Sans HK Medium" svg:font-family="'Noto Sans HK Medium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Andale Sans UI" svg:font-family="'Andale Sans UI'" style:font-family-generic="system" style:font-pitch="variable"/>
    <style:font-face style:name="Arial Narrow3" svg:font-family="'Arial Narrow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end" style:justify-single-word="false" fo:orphans="2" fo:widows="2" style:text-autospace="none"/>
      <style:text-properties fo:color="#000000" style:font-name="Arial Narrow" fo:font-size="10pt" style:font-size-asian="11pt" style:font-name-complex="Arial" style:font-size-complex="11pt"/>
    </style:style>
    <style:style style:name="P3" style:family="paragraph" style:parent-style-name="Preformatted_20_Text">
      <style:paragraph-properties fo:text-align="end" style:justify-single-word="false" fo:orphans="2" fo:widows="2" style:text-autospace="none"/>
      <style:text-properties fo:font-variant="normal" fo:text-transform="none" fo:color="#000000" style:font-name="Arial Narrow" fo:font-size="10pt" fo:letter-spacing="normal" fo:font-style="normal" fo:font-weight="normal" style:font-size-asian="11pt" style:font-name-complex="Arial" style:font-size-complex="11pt"/>
    </style:style>
    <style:style style:name="P4" style:family="paragraph" style:parent-style-name="Preformatted_20_Text">
      <style:paragraph-properties fo:text-align="end" style:justify-single-word="false" fo:orphans="2" fo:widows="2" style:text-autospace="none"/>
      <style:text-properties fo:font-variant="normal" fo:text-transform="none" fo:color="#000000" style:font-name="Arial" fo:font-size="6pt" fo:letter-spacing="normal" fo:font-style="normal" fo:font-weight="normal" style:font-size-asian="6pt" style:font-name-complex="Arial" style:font-size-complex="6pt"/>
    </style:style>
    <style:style style:name="P5" style:family="paragraph" style:parent-style-name="Text_20_body">
      <style:paragraph-properties fo:text-align="start" style:justify-single-word="false" fo:orphans="2" fo:widows="2" style:text-autospace="none"/>
      <style:text-properties fo:color="#000000" style:font-name="Arial Narrow" fo:font-size="10pt" style:font-size-asian="11pt" style:font-name-complex="Arial" style:font-size-complex="11pt"/>
    </style:style>
    <style:style style:name="P6" style:family="paragraph" style:parent-style-name="Text_20_body">
      <style:paragraph-properties fo:text-align="end" style:justify-single-word="false" fo:orphans="2" fo:widows="2" style:text-autospace="none"/>
      <style:text-properties fo:color="#000000" style:font-name="Source Sans Pro" fo:font-size="10.5pt" style:font-size-asian="10.5pt" style:font-name-complex="Arial" style:font-size-complex="10.5pt"/>
    </style:style>
    <style:style style:name="P7" style:family="paragraph" style:parent-style-name="Text_20_body">
      <style:text-properties fo:font-size="10.5pt" style:font-size-asian="10.5pt" style:font-size-complex="10.5pt"/>
    </style:style>
    <style:style style:name="P8" style:family="paragraph" style:parent-style-name="Text_20_body">
      <style:text-properties style:font-name="Source Sans Pro" fo:font-size="10.5pt" style:font-size-asian="10.5pt" style:font-size-complex="10.5pt"/>
    </style:style>
    <style:style style:name="P9" style:family="paragraph" style:parent-style-name="Text_20_body">
      <style:paragraph-properties fo:text-align="end" style:justify-single-word="false"/>
      <style:text-properties style:font-name="Source Sans Pro" fo:font-size="10.5pt" style:font-size-asian="10.5pt" style:font-size-complex="10.5pt"/>
    </style:style>
    <style:style style:name="P10" style:family="paragraph" style:parent-style-name="Text_20_body">
      <style:paragraph-properties fo:text-align="justify" style:justify-single-word="false"/>
      <style:text-properties style:font-name="Source Sans Pro" fo:font-size="10.5pt" style:font-size-asian="10.5pt" style:font-size-complex="10.5pt"/>
    </style:style>
    <style:style style:name="P11" style:family="paragraph" style:parent-style-name="Text_20_body">
      <style:text-properties style:font-name="Source Sans Pro" fo:font-size="10.5pt" fo:language="zxx" fo:country="none" style:font-size-asian="10.5pt" style:language-asian="zxx" style:country-asian="none" style:font-size-complex="10.5pt" style:language-complex="zxx" style:country-complex="none"/>
    </style:style>
    <style:style style:name="P12" style:family="paragraph" style:parent-style-name="Cabecera_20_-_20_Centro_20_directivo">
      <style:paragraph-properties fo:line-height="100%" fo:hyphenation-ladder-count="no-limit"/>
      <style:text-properties style:font-name="Source Sans Pro" fo:font-size="9pt" style:font-name-asian="Noto Sans HK" style:font-size-asian="9pt" style:language-asian="en" style:country-asian="US" style:font-size-complex="8pt" fo:hyphenate="false" fo:hyphenation-remain-char-count="0" fo:hyphenation-push-char-count="0"/>
    </style:style>
    <style:style style:name="P13" style:family="paragraph" style:parent-style-name="Cabecera_20_-_20_Consejería">
      <style:paragraph-properties fo:line-height="100%" fo:hyphenation-ladder-count="no-limit"/>
      <style:text-properties style:font-name="Source Sans Pro semibold" fo:font-size="9pt" style:font-name-asian="Noto Sans HK Medium" style:font-size-asian="9pt" style:language-asian="en" style:country-asian="US" style:font-size-complex="8.5pt" fo:hyphenate="false" fo:hyphenation-remain-char-count="0" fo:hyphenation-push-char-count="0"/>
    </style:style>
    <style:style style:name="P14" style:family="paragraph" style:parent-style-name="Header">
      <style:text-properties fo:font-size="10.5pt" style:font-size-asian="10.5pt" style:font-size-complex="10.5pt"/>
    </style:style>
    <style:style style:name="P15" style:family="paragraph" style:parent-style-name="Standard">
      <style:paragraph-properties fo:text-align="justify" style:justify-single-word="false" fo:orphans="2" fo:widows="2" style:text-autospace="none"/>
      <style:text-properties fo:color="#000000" style:font-name="Source Sans Pro" fo:font-size="10.5pt" style:font-size-asian="10.5pt" style:font-name-complex="Arial" style:font-size-complex="10.5pt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 Narrow"/>
    </style:style>
    <style:style style:name="T4" style:family="text">
      <style:text-properties style:font-name="Arial Narrow" fo:font-size="10.5pt" style:font-size-asian="10.5pt" style:font-size-complex="10.5pt"/>
    </style:style>
    <style:style style:name="T5" style:family="text">
      <style:text-properties fo:color="#000000" style:font-name="Arial Narrow" fo:font-weight="normal" fo:background-color="transparent" style:font-weight-asian="normal" style:font-weight-complex="normal" loext:opacity="100%" loext:char-shading-value="0"/>
    </style:style>
    <style:style style:name="T6" style:family="text">
      <style:text-properties fo:color="#000000" style:font-name="Arial Narrow" fo:font-size="10.5pt" fo:font-weight="normal" fo:background-color="transparent" style:font-size-asian="10.5pt" style:font-weight-asian="normal" style:font-size-complex="10.5pt" style:font-weight-complex="normal" loext:opacity="100%" loext:char-shading-value="0"/>
    </style:style>
    <style:style style:name="T7" style:family="text">
      <style:text-properties fo:color="#000000" fo:font-size="10.5pt" fo:font-weight="normal" fo:background-color="transparent" style:font-size-asian="10.5pt" style:font-weight-asian="normal" style:font-size-complex="10.5pt" style:font-weight-complex="normal" loext:opacity="100%" loext:char-shading-value="0"/>
    </style:style>
    <style:style style:name="T8" style:family="text">
      <style:text-properties fo:color="#000000" style:font-name="Source Sans Pro" fo:font-size="10.5pt" fo:font-weight="normal" fo:background-color="transparent" style:font-size-asian="10.5pt" style:font-weight-asian="normal" style:font-size-complex="10.5pt" style:font-weight-complex="normal" loext:opacity="100%" loext:char-shading-value="0"/>
    </style:style>
    <style:style style:name="T9" style:family="text">
      <style:text-properties style:font-name="Arial Narrow2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Arial Narrow2" fo:font-weight="normal" style:font-weight-asian="normal" style:font-weight-complex="normal"/>
    </style:style>
    <style:style style:name="T11" style:family="text">
      <style:text-properties fo:language="zxx" fo:country="none" style:language-asian="zxx" style:country-asian="none" style:language-complex="zxx" style:country-complex="none"/>
    </style:style>
    <style:style style:name="T12" style:family="text">
      <style:text-properties fo:font-size="10.5pt" style:font-size-asian="10.5pt" style:font-size-complex="10.5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Source Sans Pro" fo:font-size="10.5pt" style:font-size-asian="10.5pt" style:font-size-complex="10.5pt"/>
    </style:style>
    <style:style style:name="T15" style:family="text">
      <style:text-properties style:font-name="Source Sans Pro Black" fo:font-weight="bold"/>
    </style:style>
    <style:style style:name="T16" style:family="text">
      <style:text-properties style:font-name="Source Sans Pro Black" fo:font-weight="bold" style:font-weight-asian="bold" style:font-weight-complex="bol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writing-mode="lr-tb">
        <style:background-image/>
      </style:graphic-properties>
    </style:style>
    <style:style style:name="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1"><text:tab/> <text:tab/> <text:tab/> <text:tab/> <text:tab/> <text:tab/> <text:tab/> <text:tab/> <text:tab/> <text:tab/> </text:span></text:p>
      <text:p text:style-name="P6">Exp. Nº: ${idSolicitud} </text:p>
      <text:p text:style-name="P9">Proyecto: <text:span text:style-name="T16">${tituloProyecto}</text:span> -${tipoSolicitud}- </text:p>
      <text:p text:style-name="P9">Entidad: <text:span text:style-name="T16">${interesado}</text:span><text:span text:style-name="T2"> </text:span></text:p>
      <text:p text:style-name="P9"/>
      <text:p text:style-name="P1"><text:span text:style-name="T14">En relación con el requerimiento de subsanación efectuado a su solicitud de subvención en el marco de la convocatoria realizada por la Orden de </text:span><text:span text:style-name="T8">24 de julio de 2020</text:span><text:span text:style-name="T14">, mediante publicación en la página web de la AACID <text:s/>( </text:span><text:a xlink:type="simple" xlink:href="http://www.juntadeandalucia.es/presidencia/AACID" text:style-name="Internet_20_link" text:visited-style-name="Visited_20_Internet_20_Link"><text:span text:style-name="T14">www.juntadeandalucia.es/aacid </text:span></text:a><text:span text:style-name="T14">), le indicamos más detalladamente los aspectos de la misma que deben ser subsanados. </text:span></text:p>
      <text:p text:style-name="P10"/>
      <text:p text:style-name="P10">Le reiteramos que, a todos los efectos, <text:span text:style-name="T15">el plazo</text:span> de 10 días hábiles concedido<text:span text:style-name="T13"> a contar desde el día siguiente al de su publicación en la web de AACID del presente requerimiento </text:span><text:span text:style-name="T15">para la subsanación de su solicitud</text:span><text:span text:style-name="T1">.</text:span></text:p>
      <text:p text:style-name="P10"/>
      <text:p text:style-name="P10">Deficiencias apreciadas en la solicitud. Subsanaciones:</text:p>
      <text:p text:style-name="P8">[#list listaSubsanaciones as subsanacion]</text:p>
      <text:p text:style-name="P11">${subsanacion}</text:p>
      <text:p text:style-name="P15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 Narrow" svg:font-family="'Arial Narrow', sans-serif"/>
    <style:font-face style:name="Tahoma1" svg:font-family="Tahoma"/>
    <style:font-face style:name="Source Sans Pro semibold" svg:font-family="'Source Sans Pro semibold'" style:font-family-generic="swiss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Arial Narrow1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2" svg:font-family="'Arial Narrow'" style:font-family-generic="swiss" style:font-pitch="variable"/>
    <style:font-face style:name="Noto Sans HK" svg:font-family="'Noto Sans HK'" style:font-family-generic="swiss" style:font-pitch="variable"/>
    <style:font-face style:name="Noto Sans HK Medium" svg:font-family="'Noto Sans HK Medium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Andale Sans UI" svg:font-family="'Andale Sans UI'" style:font-family-generic="system" style:font-pitch="variable"/>
    <style:font-face style:name="Arial Narrow3" svg:font-family="'Arial Narrow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language="zxx" fo:country="none" style:language-asian="zxx" style:country-asian="none" style:language-complex="zxx" style:country-complex="none" fo:hyphenate="tru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MS Gothic" style:font-size-asian="10pt" style:font-name-complex="Liberation Mono" style:font-size-complex="10pt"/>
    </style:style>
    <style:style style:name="Cabecera_20_-_20_Consejería" style:display-name="Cabecera - Consejería" style:family="paragraph" style:next-style-name="Cabecera_20_-_20_Centro_20_directivo">
      <style:paragraph-properties loext:contextual-spacing="false" fo:margin-top="0cm" fo:margin-bottom="0.101cm" fo:line-height="100%" fo:hyphenation-ladder-count="no-limit"/>
      <style:text-properties style:font-name="Source Sans Pro semibold" fo:font-size="9pt" style:font-name-asian="Noto Sans HK Medium" style:font-size-asian="9pt" style:language-asian="en" style:country-asian="US" style:font-size-complex="8.5pt" fo:hyphenate="false" fo:hyphenation-remain-char-count="0" fo:hyphenation-push-char-count="0"/>
    </style:style>
    <style:style style:name="Cabecera_20_-_20_Centro_20_directivo" style:display-name="Cabecera - Centro directivo" style:family="paragraph">
      <style:paragraph-properties loext:contextual-spacing="false" fo:margin-top="0cm" fo:margin-bottom="0.6cm" fo:line-height="100%" fo:hyphenation-ladder-count="no-limit"/>
      <style:text-properties style:font-name="Source Sans Pro" fo:font-size="9pt" style:font-name-asian="Noto Sans HK" style:font-size-asian="9pt" style:language-asian="en" style:country-asian="US" style:font-size-complex="8pt" fo:hyphenate="false" fo:hyphenation-remain-char-count="0" fo:hyphenation-push-char-count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style:font-name-asian="MS Gothic" style:font-name-complex="Liberation Mono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.5pt" style:font-size-asian="10.5pt" style:font-size-complex="10.5pt"/>
    </style:style>
    <style:style style:name="MP2" style:family="paragraph" style:parent-style-name="Cabecera_20_-_20_Consejería">
      <style:paragraph-properties fo:line-height="100%" fo:hyphenation-ladder-count="no-limit"/>
      <style:text-properties style:font-name="Source Sans Pro semibold" fo:font-size="9pt" style:font-name-asian="Noto Sans HK Medium" style:font-size-asian="9pt" style:language-asian="en" style:country-asian="US" style:font-size-complex="8.5pt" fo:hyphenate="false" fo:hyphenation-remain-char-count="0" fo:hyphenation-push-char-count="0"/>
    </style:style>
    <style:style style:name="MP3" style:family="paragraph" style:parent-style-name="Cabecera_20_-_20_Centro_20_directivo">
      <style:paragraph-properties fo:line-height="100%" fo:hyphenation-ladder-count="no-limit"/>
      <style:text-properties style:font-name="Source Sans Pro" fo:font-size="9pt" style:font-name-asian="Noto Sans HK" style:font-size-asian="9pt" style:language-asian="en" style:country-asian="US" style:font-size-complex="8pt" fo:hyphenate="false" fo:hyphenation-remain-char-count="0" fo:hyphenation-push-char-count="0"/>
    </style:style>
    <style:style style:name="MP4" style:family="paragraph" style:parent-style-name="Text_20_body">
      <style:text-properties fo:font-size="10.5pt" style:font-size-asian="10.5pt" style:font-size-complex="10.5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writing-mode="lr-tb">
        <style:background-image/>
      </style:graphic-properties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Marco2" text:anchor-type="paragraph" svg:x="10.463cm" svg:y="0.018cm" svg:width="6.519cm" style:rel-width="scale" svg:height="2.198cm" style:rel-height="scale" draw:z-index="0"><draw:text-box><text:p text:style-name="MP2">Consejería de Igualdad, Políticas Sociales y Conciliación</text:p><text:p text:style-name="MP3">Agencia Andaluza de Cooperación Internacional para el Desarrollo</text:p></draw:text-box></draw:frame><draw:frame draw:style-name="Mfr2" draw:name="gráficos2" text:anchor-type="char" svg:x="-0.199cm" svg:y="-0.169cm" svg:width="4.2cm" svg:height="2.54cm" draw:z-index="1"><draw:image xlink:href="Pictures/10000000000001EA000001292840C09F.jpg" xlink:type="simple" xlink:show="embed" xlink:actuate="onLoad"/></draw:frame></text:p>
        <text:p text:style-name="MP4"/>
        <text:p text:style-name="MP4"/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0$Win32 OpenOffice.org_project/4110m2$Build-9807</meta:generator>
    <meta:editing-cycles>38</meta:editing-cycles>
    <meta:editing-duration>PT1H27M21S</meta:editing-duration>
    <dc:date>2021-09-08T14:26:33.67</dc:date>
    <meta:document-statistic meta:table-count="0" meta:image-count="1" meta:object-count="0" meta:page-count="1" meta:paragraph-count="12" meta:word-count="127" meta:character-count="900"/>
    <meta:user-defined meta:name="Info 1"/>
    <meta:user-defined meta:name="Info 2"/>
    <meta:user-defined meta:name="Info 3"/>
    <meta:user-defined meta:name="Info 4"/>
  </office:meta>
</office:document-meta>
</file>